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okolí Netherworlds, a procvičit si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ňavec. Běž do jeho pevnosti, kde najdeš zdroj jeho moci. Ale varuji tě, své království bude bránit.</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v T'Klomu s Rahnem Ničitelem . A nepřestanou, dokud válka neurčí vítěz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sebra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s trošk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yní nastala vhodná chvíle zaútočit na pavouky. Pozor ale na jejich lepkavé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nohsed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y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halen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halení Všech</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krad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4">00.00.0000</text:date>, <text:time style:data-style-name="N2" text:time-value="20:29:13.832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8-04T20:33:58.217000000</dc:date>
    <meta:editing-duration>P1DT34M52S</meta:editing-duration>
    <meta:editing-cycles>88</meta:editing-cycles>
    <meta:document-statistic meta:table-count="1" meta:cell-count="1531" meta:object-count="0"/>
  </office:meta>
</office:document-meta>
</file>